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75in" style:rel-column-width="32767*"/>
    </style:style>
    <style:style style:name="Table3.B" style:family="table-column">
      <style:table-column-properties style:column-width="3.75in" style:rel-column-width="32768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5069in" style:rel-column-width="4429*"/>
    </style:style>
    <style:style style:name="Table2.B" style:family="table-column">
      <style:table-column-properties style:column-width="4.4931in" style:rel-column-width="39260*"/>
    </style:style>
    <style:style style:name="Table2.C" style:family="table-column">
      <style:table-column-properties style:column-width="2.5in" style:rel-column-width="21846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4722in" fo:margin-left="0.0208in" fo:margin-right="0.0069in" table:align="margins"/>
    </style:style>
    <style:style style:name="Table1.A" style:family="table-column">
      <style:table-column-properties style:column-width="0.4792in" style:rel-column-width="4202*"/>
    </style:style>
    <style:style style:name="Table1.B" style:family="table-column">
      <style:table-column-properties style:column-width="5.2986in" style:rel-column-width="46471*"/>
    </style:style>
    <style:style style:name="Table1.C" style:family="table-column">
      <style:table-column-properties style:column-width="1.6944in" style:rel-column-width="14862*"/>
    </style:style>
    <style:style style:name="Table1.A1" style:family="table-cell">
      <style:table-cell-properties fo:padding="0in" fo:border="none"/>
    </style:style>
    <style:style style:name="Table1.C1" style:family="table-cell" style:data-style-name="N0">
      <style:table-cell-properties fo:padding="0in" fo:border="none"/>
    </style:style>
    <style:style style:name="P1" style:family="paragraph" style:parent-style-name="Text_20_body">
      <style:paragraph-properties fo:margin-top="0in" fo:margin-bottom="0in" loext:contextual-spacing="false" fo:text-align="end" style:justify-single-word="false"/>
      <style:text-properties style:font-name="Arial" fo:font-size="10.5pt" style:font-size-asian="10.5pt" style:font-size-complex="10.5pt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ial" fo:font-size="10.5pt" style:font-size-asian="10.5pt" style:font-size-complex="10.5pt"/>
    </style:style>
    <style:style style:name="P3" style:family="paragraph" style:parent-style-name="Text_20_body">
      <style:paragraph-properties fo:margin-top="0in" fo:margin-bottom="0in" loext:contextual-spacing="false"/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color="#00599d" style:font-name="Arial" fo:font-size="10pt" style:font-size-asian="10pt" style:font-size-complex="10pt"/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>
      <style:text-properties style:font-name="Arial" fo:font-size="10pt" style:font-size-asian="10pt" style:font-size-complex="10pt"/>
    </style:style>
    <style:style style:name="P8" style:family="paragraph" style:parent-style-name="Text_20_body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style:font-name="Arial" fo:font-size="10.5pt" style:font-size-asian="10.5pt" style:font-size-complex="10.5pt"/>
    </style:style>
    <style:style style:name="P14" style:family="paragraph" style:parent-style-name="Standard">
      <style:text-properties fo:color="#000000" style:font-name="Arial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color="#000000" style:font-name="Arial" fo:font-size="10pt" style:font-size-asian="10pt" style:font-size-complex="10pt"/>
    </style:style>
    <style:style style:name="P16" style:family="paragraph" style:parent-style-name="Horizontal_20_Line">
      <style:text-properties style:font-name="Arial"/>
    </style:style>
    <style:style style:name="P17" style:family="paragraph" style:parent-style-name="Horizontal_20_Line">
      <style:text-properties fo:color="#00599d" style:font-name="Arial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Standard" style:list-style-name="L2">
      <style:text-properties style:font-name="Arial" fo:font-size="10pt" style:font-size-asian="10pt" style:font-size-complex="10pt"/>
    </style:style>
    <style:style style:name="P21" style:family="paragraph" style:parent-style-name="Standard" style:list-style-name="L3">
      <style:text-properties style:font-name="Arial" fo:font-size="10pt" style:font-size-asian="10pt" style:font-size-complex="10pt"/>
    </style:style>
    <style:style style:name="P22" style:family="paragraph" style:parent-style-name="Text_20_body" style:list-style-name="L1">
      <style:text-properties style:font-name="Arial" fo:font-size="10pt" style:font-size-asian="10pt" style:font-size-complex="10pt"/>
    </style:style>
    <style:style style:name="P23" style:family="paragraph" style:parent-style-name="Text_20_body">
      <style:paragraph-properties fo:margin-top="0in" fo:margin-bottom="0in" loext:contextual-spacing="false" fo:text-align="end" style:justify-single-word="false"/>
      <style:text-properties style:font-name="Arial" fo:font-size="10.5pt" officeooo:paragraph-rsid="00147e19" style:font-size-asian="10.5pt" style:font-size-complex="10.5pt"/>
    </style:style>
    <style:style style:name="P24" style:family="paragraph" style:parent-style-name="Heading_20_1">
      <style:paragraph-properties fo:text-align="center" style:justify-single-word="false"/>
      <style:text-properties fo:color="#00599d" style:font-name="Arial"/>
    </style:style>
    <style:style style:name="P25" style:family="paragraph" style:parent-style-name="Heading_20_3">
      <style:text-properties fo:color="#00599d" style:font-name="Ari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599d"/>
    </style:style>
    <style:style style:name="T4" style:family="text">
      <style:text-properties fo:color="#00599d" fo:font-size="10pt" style:font-size-asian="10pt" style:font-size-complex="10pt"/>
    </style:style>
    <style:style style:name="T5" style:family="text">
      <style:text-properties fo:color="#00599d" fo:font-size="10pt" officeooo:rsid="00147e19" style:font-size-asian="10pt" style:font-size-complex="10pt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officeooo:rsid="001358a3"/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James Snyder 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Fresno, CA </text:p>
          </table:table-cell>
          <table:table-cell table:style-name="Table3.A1" office:value-type="string">
            <text:p text:style-name="P23"><text:span text:style-name="T5">RedWhistleProductions.com</text:span></text:p>
          </table:table-cell>
        </table:table-row>
        <table:table-row>
          <table:table-cell table:style-name="Table3.A1" office:value-type="string">
            <text:p text:style-name="P4">(559) 349-8657</text:p>
          </table:table-cell>
          <table:table-cell table:style-name="Table3.A1" office:value-type="string">
            <text:p text:style-name="P1"><text:a xlink:type="simple" xlink:href="https://github.com/RedWhistleProductions" text:style-name="Internet_20_link" text:visited-style-name="Visited_20_Internet_20_Link"><text:span text:style-name="T4">https://github.com/RedWhistleProductions</text:span></text:a></text:p>
          </table:table-cell>
        </table:table-row>
        <table:table-row>
          <table:table-cell table:style-name="Table3.A1" office:value-type="string">
            <text:p text:style-name="P2"><text:a xlink:type="simple" xlink:href="mailto:J_W_Snyder@Yahoo.com" text:style-name="Internet_20_link" text:visited-style-name="Visited_20_Internet_20_Link"><text:span text:style-name="T4">J_W_Snyder@Yahoo.com</text:span></text:a></text:p>
          </table:table-cell>
          <table:table-cell table:style-name="Table3.A1" office:value-type="string">
            <text:p text:style-name="P1"><text:a xlink:type="simple" xlink:href="https://www.linkedin.com/in/RedWhistleProductions" text:style-name="Internet_20_link" text:visited-style-name="Visited_20_Internet_20_Link"><text:span text:style-name="T4">https://www.linkedin.com/in/RedWhistleProductions</text:span></text:a></text:p>
          </table:table-cell>
        </table:table-row>
      </table:table>
      <text:p text:style-name="P5"/>
      <text:p text:style-name="P17"/>
      <text:h text:style-name="P25" text:outline-level="3">Summary</text:h>
      <text:p text:style-name="P6"><text:span text:style-name="T3"><text:tab/></text:span><text:span text:style-name="T6">Full Stack Web Developer with 10 years experience in supply management and procurement. Strong expertise in <text:tab/>creating databases within web interfaces. </text:span></text:p>
      <text:p text:style-name="P16"/>
      <text:h text:style-name="P25" text:outline-level="3">Skills</text:h>
      <text:list xml:id="list493123765" text:style-name="L1">
        <text:list-header>
          <text:p text:style-name="P22"><text:span text:style-name="T7">Platforms: <text:s/></text:span>x86, ARM, and various microcontrollers<text:tab/><text:tab/></text:p>
          <text:p text:style-name="P22"><text:span text:style-name="T7">Operating systems:</text:span> <text:s/>Windows, Mac, and Linux</text:p>
        </text:list-header>
      </text:list>
      <text:p text:style-name="P11"><text:tab/><text:span text:style-name="T7">Languages:</text:span> <text:s/>BASIC, VB.Net, C++, PHP, Python, JavaScript, Java, SQL, HTML, CSS</text:p>
      <text:p text:style-name="P13"/>
      <text:p text:style-name="P16"/>
      <text:h text:style-name="P25" text:outline-level="3">Projects</text:h>
      <text:p text:style-name="P10"><text:tab/><text:span text:style-name="T2">Text Editor</text:span><text:span text:style-name="T1"> in C++ using only the standard template library for college course.</text:span></text:p>
      <text:list xml:id="list3820923153" text:style-name="L2">
        <text:list-item>
          <text:p text:style-name="P20">Project lead on a team of five</text:p>
        </text:list-item>
        <text:list-item>
          <text:p text:style-name="P20">Three team members left mid project, but we completed the project, including debugging and documentation on time with a perfect score</text:p>
        </text:list-item>
      </text:list>
      <text:p text:style-name="P11"><text:tab/><text:tab/></text:p>
      <text:p text:style-name="P11"><text:tab/><text:span text:style-name="T7">Database</text:span> of office supplies and vendors for Peoples Church</text:p>
      <text:list xml:id="list1275240680" text:style-name="L3">
        <text:list-item>
          <text:p text:style-name="P21">Collected data and created forms for inventory</text:p>
        </text:list-item>
        <text:list-item>
          <text:p text:style-name="P21">Auto generated shopping lists from inventory using best prices and <text:s/>standards of quality</text:p>
        </text:list-item>
        <text:list-item>
          <text:p text:style-name="P21">Maintained and updated project for 8 years</text:p>
        </text:list-item>
      </text:list>
      <text:p text:style-name="P11"/>
      <text:p text:style-name="P16"/>
      <text:h text:style-name="P25" text:outline-level="3">Work History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1"><text:span text:style-name="T7">File Clerk -</text:span> MB Technology Fresno, CA </text:p>
          </table:table-cell>
          <table:table-cell table:style-name="Table2.A1" office:value-type="string">
            <text:p text:style-name="P12">2015 – <text:s/>Present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4"><text:span text:style-name="T7">Courier - </text:span>Peoples Church Fresno, CA</text:p>
          </table:table-cell>
          <table:table-cell table:style-name="Table2.A1" office:value-type="string">
            <text:p text:style-name="P15">2006 <text:s/>– <text:s text:c="5"/>2014</text:p>
          </table:table-cell>
        </table:table-row>
      </table:table>
      <text:p text:style-name="P14"/>
      <text:p text:style-name="P17"/>
      <text:h text:style-name="P25" text:outline-level="3">Education<text:tab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<text:span text:style-name="T9">Udacity</text:span><text:span text:style-name="T8"> - </text:span><text:bookmark text:name="required-please-use-the-following-spelling-for-full-stack-web-developer-nanodegree-11"/><text:span text:style-name="T8">Full Stack Web Developer Nanodegree</text:span></text:p>
          </table:table-cell>
          <table:table-cell table:style-name="Table1.C1" office:value-type="float" office:value="2019">
            <text:p text:style-name="P8">201<text:span text:style-name="T10">9</text:span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<text:span text:style-name="T9">Home&amp;Learn.co.uk - </text:span><text:span text:style-name="T8">Certificate of Excellence in VB.Net</text:span></text:p>
          </table:table-cell>
          <table:table-cell table:style-name="Table1.C1" office:value-type="float" office:value="2013">
            <text:p text:style-name="P8">2013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<text:span text:style-name="T9">Fresno City College </text:span><text:span text:style-name="T8">Studied Computer Science and Mathematics</text:span></text:p>
          </table:table-cell>
          <table:table-cell table:style-name="Table1.A1" office:value-type="string">
            <text:p text:style-name="P1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0:22:01.485887395</meta:creation-date>
    <dc:date>2019-12-30T13:39:16.215000000</dc:date>
    <meta:editing-duration>PT6H15M25S</meta:editing-duration>
    <meta:editing-cycles>31</meta:editing-cycles>
    <meta:generator>LibreOffice/6.0.3.2$Windows_X86_64 LibreOffice_project/8f48d515416608e3a835360314dac7e47fd0b821</meta:generator>
    <meta:document-statistic meta:table-count="3" meta:image-count="0" meta:object-count="0" meta:page-count="1" meta:paragraph-count="33" meta:word-count="185" meta:character-count="1299" meta:non-whitespace-character-count="1126"/>
  </office:meta>
</office:document-meta>
</file>